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3"/>
    <style:style style:name="ce7" style:family="table-cell" style:parent-style-name="Default" style:data-style-name="N11"/>
    <style:style style:name="ce8" style:family="table-cell" style:parent-style-name="Default" style:data-style-name="N0"/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ce6"/>
        <table:table-column table:style-name="co3" table:number-columns-repeated="7" table:default-cell-style-name="Default"/>
        <table:table-row table:style-name="ro1">
          <table:table-cell/>
          <table:table-cell office:value-type="string">
            <text:p>Q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1" office:value-type="string">
            <text:p>Income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sales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grants/donations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interest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 table:number-rows-repeated="2"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table:style-name="ce1" office:value-type="string">
            <text:p>Expenditure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Salaries</text:p>
          </table:table-cell>
          <table:table-cell office:value-type="currency" office:currency="GBP" office:value="125000">
            <text:p>£125,000</text:p>
          </table:table-cell>
          <table:table-cell table:style-name="ce9"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9"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9" office:value-type="currency" office:currency="GBP" office:value="125000">
            <text:p>£125,000.00</text:p>
          </table:table-cell>
          <table:table-cell table:style-name="ce9" office:value-type="currency" office:currency="GBP" office:value="125000">
            <text:p>£125,000.00</text:p>
          </table:table-cell>
          <table:table-cell table:style-name="ce9" office:value-type="currency" office:currency="GBP" office:value="125000">
            <text:p>£125,000.00</text:p>
          </table:table-cell>
          <table:table-cell table:style-name="ce9" office:value-type="currency" office:currency="GBP" office:value="125000">
            <text:p>£125,000.00</text:p>
          </table:table-cell>
          <table:table-cell table:style-name="ce9" office:value-type="currency" office:currency="GBP" office:value="125000">
            <text:p>£125,000.00</text:p>
          </table:table-cell>
          <table:table-cell table:style-name="ce9" office:value-type="currency" office:currency="GBP" office:value="125000">
            <text:p>£125,000.00</text:p>
          </table:table-cell>
          <table:table-cell table:style-name="ce9" office:value-type="currency" office:currency="GBP" office:value="125000">
            <text:p>£125,000.00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currency" office:currency="GBP" office:value="10000">
            <text:p>£10,000</text:p>
          </table:table-cell>
          <table:table-cell table:style-name="ce9" office:value-type="currency" office:currency="GBP" office:value="0">
            <text:p>£0.00</text:p>
          </table:table-cell>
          <table:table-cell office:value-type="currency" office:currency="GBP" office:value="10000">
            <text:p>£10,000</text:p>
          </table:table-cell>
          <table:table-cell table:style-name="ce9" office:value-type="currency" office:currency="GBP" office:value="10000">
            <text:p>£10,000.00</text:p>
          </table:table-cell>
          <table:table-cell office:value-type="currency" office:currency="GBP" office:value="0">
            <text:p>£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Phone bills, office utilities</text:p>
          </table:table-cell>
          <table:table-cell office:value-type="currency" office:currency="GBP" office:value="2000">
            <text:p>£2,000</text:p>
          </table:table-cell>
          <table:table-cell table:style-name="ce9"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9"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9" office:value-type="currency" office:currency="GBP" office:value="2000">
            <text:p>£2,000.00</text:p>
          </table:table-cell>
          <table:table-cell table:style-name="ce9" office:value-type="currency" office:currency="GBP" office:value="2000">
            <text:p>£2,000.00</text:p>
          </table:table-cell>
          <table:table-cell table:style-name="ce9" office:value-type="currency" office:currency="GBP" office:value="2000">
            <text:p>£2,000.00</text:p>
          </table:table-cell>
          <table:table-cell table:style-name="ce9" office:value-type="currency" office:currency="GBP" office:value="2000">
            <text:p>£2,000.00</text:p>
          </table:table-cell>
          <table:table-cell table:style-name="ce9" office:value-type="currency" office:currency="GBP" office:value="2000">
            <text:p>£2,000.00</text:p>
          </table:table-cell>
          <table:table-cell table:style-name="ce9" office:value-type="currency" office:currency="GBP" office:value="2000">
            <text:p>£2,000.00</text:p>
          </table:table-cell>
          <table:table-cell table:style-name="ce9" office:value-type="currency" office:currency="GBP" office:value="2000">
            <text:p>£2,000.00</text:p>
          </table:table-cell>
        </table:table-row>
        <table:table-row table:style-name="ro1">
          <table:table-cell office:value-type="string">
            <text:p>Advertising</text:p>
          </table:table-cell>
          <table:table-cell office:value-type="string">
            <text:p>£25 000</text:p>
          </table:table-cell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Legal and professional fees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Equipment and ingredients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7"/>
        </table:table-row>
        <table:table-row table:style-name="ro1">
          <table:table-cell office:value-type="string">
            <text:p>Repairs and Maintenance</text:p>
          </table:table-cell>
          <table:table-cell office:value-type="currency" office:currency="GBP" office:value="0">
            <text:p>£0</text:p>
          </table:table-cell>
          <table:table-cell table:style-name="ce9"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9"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9" office:value-type="currency" office:currency="GBP" office:value="1000">
            <text:p>£1,000.00</text:p>
          </table:table-cell>
          <table:table-cell table:style-name="ce9" office:value-type="currency" office:currency="GBP" office:value="500">
            <text:p>£500.00</text:p>
          </table:table-cell>
          <table:table-cell table:style-name="ce9" office:value-type="currency" office:currency="GBP" office:value="1000">
            <text:p>£1,000.00</text:p>
          </table:table-cell>
          <table:table-cell table:style-name="ce9" office:value-type="currency" office:currency="GBP" office:value="600">
            <text:p>£60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  <table:table-cell table:style-name="ce9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Loan Repayment</text:p>
          </table:table-cell>
          <table:table-cell office:value-type="currency" office:currency="GBP" office:value="10000">
            <text:p>£10,000</text:p>
          </table:table-cell>
          <table:table-cell table:style-name="ce9"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9"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9" office:value-type="currency" office:currency="GBP" office:value="10000">
            <text:p>£10,000.00</text:p>
          </table:table-cell>
          <table:table-cell table:style-name="ce9" office:value-type="currency" office:currency="GBP" office:value="10000">
            <text:p>£10,000.00</text:p>
          </table:table-cell>
          <table:table-cell table:style-name="ce9" office:value-type="currency" office:currency="GBP" office:value="10000">
            <text:p>£10,000.00</text:p>
          </table:table-cell>
          <table:table-cell table:style-name="ce9" office:value-type="currency" office:currency="GBP" office:value="10000">
            <text:p>£10,000.00</text:p>
          </table:table-cell>
          <table:table-cell table:style-name="ce9" office:value-type="currency" office:currency="GBP" office:value="10000">
            <text:p>£10,000.00</text:p>
          </table:table-cell>
          <table:table-cell table:style-name="ce9" office:value-type="currency" office:currency="GBP" office:value="10000">
            <text:p>£10,000.00</text:p>
          </table:table-cell>
          <table:table-cell table:style-name="ce9" office:value-type="currency" office:currency="GBP" office:value="10000">
            <text:p>£10,000.00</text:p>
          </table:table-cell>
        </table:table-row>
        <table:table-row table:style-name="ro1">
          <table:table-cell office:value-type="string">
            <text:p>Taxe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>
            <text:p>Start-up Funding</text:p>
          </table:table-cell>
          <table:table-cell table:number-columns-repeated="4"/>
          <table:table-cell>
            <draw:frame table:end-cell-address="Sheet1.K45" table:end-x="0.481cm" table:end-y="0.113cm" draw:z-index="0" draw:style-name="gr1" svg:width="11.678cm" svg:height="9.192cm" svg:x="0.898cm" svg:y="0.406cm">
              <draw:object draw:notify-on-update-of-ranges="Sheet1.C26:Sheet1.C29 Sheet1.D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rt-up Expenses to Fund</text:p>
          </table:table-cell>
          <table:table-cell table:formula="of:=[.B63]" office:value-type="currency" office:currency="GBP" office:value="53950">
            <text:p>£53,950</text:p>
          </table:table-cell>
          <table:table-cell office:value-type="string">
            <text:p>Expenses</text:p>
          </table:table-cell>
          <table:table-cell office:value-type="currency" office:currency="GBP" office:value="53950">
            <text:p>£53,950</text:p>
          </table:table-cell>
          <table:table-cell table:number-columns-repeated="9"/>
        </table:table-row>
        <table:table-row table:style-name="ro1">
          <table:table-cell office:value-type="string">
            <text:p>Start-up Assets to Fund</text:p>
          </table:table-cell>
          <table:table-cell table:formula="of:=[.B70]" office:value-type="currency" office:currency="GBP" office:value="23225">
            <text:p>£23,225</text:p>
          </table:table-cell>
          <table:table-cell office:value-type="string">
            <text:p>Assets</text:p>
          </table:table-cell>
          <table:table-cell office:value-type="currency" office:currency="GBP" office:value="23225">
            <text:p>£23,225</text:p>
          </table:table-cell>
          <table:table-cell table:number-columns-repeated="9"/>
        </table:table-row>
        <table:table-row table:style-name="ro1">
          <table:table-cell office:value-type="string">
            <text:p>Total Funding Required</text:p>
          </table:table-cell>
          <table:table-cell table:formula="of:=[.B72]" office:value-type="currency" office:currency="GBP" office:value="77175">
            <text:p>£77,175</text:p>
          </table:table-cell>
          <table:table-cell office:value-type="string">
            <text:p>Investment</text:p>
          </table:table-cell>
          <table:table-cell office:value-type="currency" office:currency="GBP" office:value="15000">
            <text:p>£15,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Loans</text:p>
          </table:table-cell>
          <table:table-cell office:value-type="currency" office:currency="GBP" office:value="39000">
            <text:p>£39,00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ssets <text:s/></text:p>
          </table:table-cell>
          <table:table-cell table:number-columns-repeated="12"/>
        </table:table-row>
        <table:table-row table:style-name="ro1">
          <table:table-cell office:value-type="string">
            <text:p>Non-cash Assets from Start-up</text:p>
          </table:table-cell>
          <table:table-cell office:value-type="currency" office:currency="GBP" office:value="8000">
            <text:p>£8,000</text:p>
          </table:table-cell>
          <table:table-cell table:number-columns-repeated="11"/>
        </table:table-row>
        <table:table-row table:style-name="ro1">
          <table:table-cell office:value-type="string">
            <text:p>Cash Requirements from Start-up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Additional Cash Raised</text:p>
          </table:table-cell>
          <table:table-cell office:value-type="currency" office:currency="GBP" office:value="225">
            <text:p>£225</text:p>
          </table:table-cell>
          <table:table-cell table:number-columns-repeated="11"/>
        </table:table-row>
        <table:table-row table:style-name="ro1">
          <table:table-cell office:value-type="string">
            <text:p>Cash Balance on Starting Date</text:p>
          </table:table-cell>
          <table:table-cell office:value-type="currency" office:currency="GBP" office:value="15225">
            <text:p>£15,225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31:.B33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Liabilities and 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Liabilities </text:p>
          </table:table-cell>
          <table:table-cell table:number-columns-repeated="12"/>
        </table:table-row>
        <table:table-row table:style-name="ro1">
          <table:table-cell office:value-type="string">
            <text:p>Current Borrowing</text:p>
          </table:table-cell>
          <table:table-cell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office:value-type="string">
            <text:p>Long-term Liabilities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ccounts Payable (Outstanding Bills) 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Other Current Liabilities (interest-free)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Liabilities</text:p>
          </table:table-cell>
          <table:table-cell table:formula="of:=SUM([.B39:.B42])"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Planned Investment <text:s/></text:p>
          </table:table-cell>
          <table:table-cell table:number-columns-repeated="12"/>
        </table:table-row>
        <table:table-row table:style-name="ro1">
          <table:table-cell office:value-type="string">
            <text:p>Founder £10,000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Investor <text:s/>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dditional Investment Requirement 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Planned Investment <text:s/>£10,000</text:p>
          </table:table-cell>
          <table:table-cell table:formula="of:=SUM([.B47:.B49])"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Capital (Investment+Assets)</text:p>
          </table:table-cell>
          <table:table-cell table:formula="of:=[.B50]+[.B35]" office:value-type="currency" office:currency="GBP" office:value="38225">
            <text:p>£38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Funding (Capital + Liabilities)</text:p>
          </table:table-cell>
          <table:table-cell table:formula="of:=[.B43]+[.B52]" office:value-type="currency" office:currency="GBP" office:value="77225">
            <text:p>£77,22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tart-up Requi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Expenses</text:p>
          </table:table-cell>
          <table:table-cell table:number-columns-repeated="12"/>
        </table:table-row>
        <table:table-row table:style-name="ro1">
          <table:table-cell office:value-type="string">
            <text:p>Consultants</text:p>
          </table:table-cell>
          <table:table-cell office:value-type="currency" office:currency="GBP" office:value="250">
            <text:p>£250</text:p>
          </table:table-cell>
          <table:table-cell table:number-columns-repeated="11"/>
        </table:table-row>
        <table:table-row table:style-name="ro1">
          <table:table-cell office:value-type="string">
            <text:p>Insurance</text:p>
          </table:table-cell>
          <table:table-cell office:value-type="currency" office:currency="GBP" office:value="1200">
            <text:p>£1,200</text:p>
          </table:table-cell>
          <table:table-cell table:number-columns-repeated="11"/>
        </table:table-row>
        <table:table-row table:style-name="ro1">
          <table:table-cell office:value-type="string">
            <text:p>Other</text:p>
          </table:table-cell>
          <table:table-cell office:value-type="currency" office:currency="GBP" office:value="52500">
            <text:p>£52,500</text:p>
          </table:table-cell>
          <table:table-cell table:number-columns-repeated="11"/>
        </table:table-row>
        <table:table-row table:style-name="ro1">
          <table:table-cell office:value-type="string">
            <text:p>Total Start-up Expenses</text:p>
          </table:table-cell>
          <table:table-cell table:formula="of:=[.B60]+[.B61]+[.B62]" office:value-type="currency" office:currency="GBP" office:value="53950">
            <text:p>£53,95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Assets </text:p>
          </table:table-cell>
          <table:table-cell table:number-columns-repeated="12"/>
        </table:table-row>
        <table:table-row table:style-name="ro1">
          <table:table-cell office:value-type="string">
            <text:p>Cash Required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Start-up Inventory</text:p>
          </table:table-cell>
          <table:table-cell office:value-type="currency" office:currency="GBP" office:value="1500">
            <text:p>£1,500</text:p>
          </table:table-cell>
          <table:table-cell table:number-columns-repeated="11"/>
        </table:table-row>
        <table:table-row table:style-name="ro1">
          <table:table-cell office:value-type="string">
            <text:p>Other Current Assets</text:p>
          </table:table-cell>
          <table:table-cell office:value-type="currency" office:currency="GBP" office:value="725">
            <text:p>£725</text:p>
          </table:table-cell>
          <table:table-cell table:number-columns-repeated="11"/>
        </table:table-row>
        <table:table-row table:style-name="ro1">
          <table:table-cell office:value-type="string">
            <text:p>Long-term Assets</text:p>
          </table:table-cell>
          <table:table-cell office:value-type="currency" office:currency="GBP" office:value="6000">
            <text:p>£6,000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66:.B69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Requirements</text:p>
          </table:table-cell>
          <table:table-cell table:formula="of:=[.B63]+[.B70]" office:value-type="currency" office:currency="GBP" office:value="77175">
            <text:p>£77,17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jected</text:p>
          </table:table-cell>
          <table:table-cell table:number-columns-repeated="9"/>
        </table:table-row>
        <table:table-row table:style-name="ro2">
          <table:table-cell table:style-name="ce1" office:value-type="string">
            <text:p>Pro Forma Profit and Loss</text:p>
          </table:table-cell>
          <table:table-cell office:value-type="string">
            <text:p>First 6 months</text:p>
          </table:table-cell>
          <table:table-cell/>
          <table:table-cell office:value-type="string">
            <text:p>Year 1</text:p>
          </table:table-cell>
          <table:table-cell office:value-type="string">
            <text:p>Year 2</text:p>
          </table:table-cell>
          <table:table-cell table:style-name="Default" office:value-type="string">
            <text:p>Year 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Incom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Sales</text:p>
          </table:table-cell>
          <table:table-cell office:value-type="currency" office:currency="GBP" office:value="958000">
            <text:p>£958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Direct Cost of Sales</text:p>
          </table:table-cell>
          <table:table-cell office:value-type="currency" office:currency="GBP" office:value="80000">
            <text:p>£80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Other Costs of Sales</text:p>
          </table:table-cell>
          <table:table-cell office:value-type="currency" office:currency="GBP" office:value="27000">
            <text:p>£27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otal Cost of Sales</text:p>
          </table:table-cell>
          <table:table-cell table:formula="of:=SUM([.B79]+[.B80])" office:value-type="currency" office:currency="GBP" office:value="107000">
            <text:p>£107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Gross Margin</text:p>
          </table:table-cell>
          <table:table-cell table:formula="of:=[.B78]-[.B81]" office:value-type="currency" office:currency="GBP" office:value="851000">
            <text:p>£851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Gross Margin %</text:p>
          </table:table-cell>
          <table:table-cell table:style-name="ce7" table:formula="of:=[.B83]/[.B78]" office:value-type="percentage" office:value="0.888308977035491">
            <text:p>88.83%</text:p>
          </table:table-cell>
          <table:table-cell table:style-name="ce11" table:number-columns-repeated="2"/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style-name="ce4"/>
          <table:table-cell/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 table:style-name="ce5" office:value-type="string">
            <text:p>Expenses</text:p>
          </table:table-cell>
          <table:table-cell/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Number of staff</text:p>
          </table:table-cell>
          <table:table-cell table:style-name="ce8" office:value-type="float" office:value="20">
            <text:p>20</text:p>
          </table:table-cell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Salary Total</text:p>
          </table:table-cell>
          <table:table-cell table:formula="of:=[.B89]*[.B88]" office:value-type="currency" office:currency="GBP" office:value="500000">
            <text:p>£500,0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Marketing/Promotion</text:p>
          </table:table-cell>
          <table:table-cell office:value-type="currency" office:currency="GBP" office:value="5241">
            <text:p>£5,241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Utilities</text:p>
          </table:table-cell>
          <table:table-cell office:value-type="currency" office:currency="GBP" office:value="1974">
            <text:p>£1,974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Insurance</text:p>
          </table:table-cell>
          <table:table-cell office:value-type="currency" office:currency="GBP" office:value="1498">
            <text:p>£1,498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Other</text:p>
          </table:table-cell>
          <table:table-cell/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otal Operating Expenses</text:p>
          </table:table-cell>
          <table:table-cell table:formula="of:=SUM([.B90:.B94])" office:value-type="currency" office:currency="GBP" office:value="509213">
            <text:p>£509,213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Profit Before Interest and Taxes</text:p>
          </table:table-cell>
          <table:table-cell table:formula="of:=[.B78]-[.B81]-[.B97]" office:value-type="currency" office:currency="GBP" office:value="341787">
            <text:p>£341,787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EBITDA</text:p>
          </table:table-cell>
          <table:table-cell table:formula="of:=[.B99]+[.B92]" office:value-type="currency" office:currency="GBP" office:value="342287">
            <text:p>£342,287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Net Profit</text:p>
          </table:table-cell>
          <table:table-cell table:formula="of:=[.B99]-[.B101]-[.B102]" office:value-type="currency" office:currency="GBP" office:value="269507">
            <text:p>£269,507</text:p>
          </table:table-cell>
          <table:table-cell table:style-name="ce10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Net Profit/Sales</text:p>
          </table:table-cell>
          <table:table-cell table:style-name="ce7" table:formula="of:=[.B104]/[.B78]" office:value-type="percentage" office:value="0.28132254697286">
            <text:p>28.13%</text:p>
          </table:table-cell>
          <table:table-cell table:style-name="ce11" table:number-columns-repeated="2"/>
          <table:table-cell/>
          <table:table-cell table:style-name="Default"/>
          <table:table-cell table:number-columns-repeated="7"/>
        </table:table-row>
        <table:table-row table:style-name="ro1" table:number-rows-repeated="654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20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 Homer</meta:initial-creator>
    <meta:creation-date>2013-03-10T18:11:43.53</meta:creation-date>
    <dc:date>2013-03-10T20:18:31.73</dc:date>
    <dc:creator>Ben Homer</dc:creator>
    <meta:editing-duration>PT01H32M13S</meta:editing-duration>
    <meta:editing-cycles>7</meta:editing-cycles>
    <meta:generator>OpenOffice.org/3.1$Win32 OpenOffice.org_project/310m11$Build-9399</meta:generator>
    <meta:document-statistic meta:table-count="3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679cm" svg:height="9.193cm" chart:class="chart:bar" chart:style-name="ch1">
        <chart:title svg:x="4.119cm" svg:y="0.184cm" chart:style-name="ch2">
          <text:p>Start-up Finances</text:p>
        </chart:title>
        <chart:plot-area chart:style-name="ch3" table:cell-range-address="Sheet1.C26:Sheet1.D29" chart:data-source-has-labels="column" svg:x="0.233cm" svg:y="0.87cm" svg:width="11.213cm" svg:height="8.14cm">
          <chart:axis chart:dimension="x" chart:name="primary-x" chart:style-name="ch4">
            <chart:categories table:cell-range-address="Sheet1.C26:Sheet1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2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29">Expenses</text:p>
              </table:table-cell>
              <table:table-cell office:value-type="float" office:value="53950">
                <text:p text:id="Sheet1.D26:Sheet1.D29">5395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39000">
                <text:p>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